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5" style:family="paragraph" style:parent-style-name="Standard" style:list-style-name="L2"/>
    <style:style style:name="P6" style:family="paragraph" style:parent-style-name="Text_20_body" style:list-style-name="L3">
      <style:text-properties fo:font-size="12pt" style:font-size-asian="12pt" style:font-size-complex="12pt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>
      <style:text-properties fo:color="#ffffff" style:text-underline-style="solid" style:text-underline-width="auto" style:text-underline-color="font-color"/>
    </style:style>
    <style:style style:name="P9" style:family="paragraph" style:parent-style-name="Standard" style:list-style-name="L5"/>
    <style:style style:name="P10" style:family="paragraph" style:parent-style-name="Standard" style:list-style-name="L5">
      <style:text-properties style:text-underline-style="none"/>
    </style:style>
    <style:style style:name="T1" style:family="text" style:parent-style-name="Source_20_Text">
      <style:text-properties style:font-name="Nimbus Roman No9 L"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30.11.2006</text:p>
      <text:p text:style-name="P3"/>
      <text:p text:style-name="P3"/>
      <text:p text:style-name="P4">Participants</text:p>
      <text:list text:style-name="L2">
        <text:list-item>
          <text:p text:style-name="P5">Thomas Tischler</text:p>
        </text:list-item>
        <text:list-item>
          <text:p text:style-name="P5">Philipp Gruber</text:p>
        </text:list-item>
        <text:list-item>
          <text:p text:style-name="P5">Reinhard Jeschull</text:p>
        </text:list-item>
        <text:list-item>
          <text:p text:style-name="P5">Thomas Kuhndörfer</text:p>
        </text:list-item>
      </text:list>
      <text:p text:style-name="Standard"/>
      <text:p text:style-name="Standard"/>
      <text:p text:style-name="Standard"/>
      <text:p text:style-name="P4">Steps done</text:p>
      <text:list text:style-name="L3">
        <text:list-item>
          <text:p text:style-name="P6"><text:span text:style-name="T1">Presentation of the UML diagrams for the renderer and the scenegraph</text:span></text:p>
        </text:list-item>
        <text:list-item>
          <text:p text:style-name="P6"><text:span text:style-name="T1">Long discussion about the interface design between the renderer and scenegraph. Main topic was the responsibility to call and set up the renderer.</text:span></text:p>
        </text:list-item>
        <text:list-item>
          <text:p text:style-name="P6"><text:span text:style-name="T1">Started with the implementation of the boxgenerator</text:span></text:p>
        </text:list-item>
        <text:list-item>
          <text:p text:style-name="P6"><text:span text:style-name="T1">Implementation of the log class completed</text:span></text:p>
        </text:list-item>
      </text:list>
      <text:p text:style-name="Standard"/>
      <text:p text:style-name="Standard"/>
      <text:p text:style-name="P4">Tasks until the next meeting</text:p>
      <text:list text:style-name="L4">
        <text:list-item>
          <text:p text:style-name="P7">Continuous development of the plugin system: <text:span text:style-name="T2">szeltner</text:span></text:p>
        </text:list-item>
        <text:list-item>
          <text:p text:style-name="P7">Starting with the implementation of the boxgenerator-plugin: <text:span text:style-name="T2">pgruber</text:span></text:p>
        </text:list-item>
        <text:list-item>
          <text:p text:style-name="P7">Starting with the implementation of the renderer according to the design document: <text:span text:style-name="T2">rjeschull</text:span></text:p>
        </text:list-item>
        <text:list-item>
          <text:p text:style-name="P7">Starting with the implementation of the scenegraph according to the design document: <text:span text:style-name="T2">tkuhndo</text:span></text:p>
        </text:list-item>
        <text:list-item>
          <text:p text:style-name="P7">Adding an install button the plugin menu to give the user the possibility to hook in new plugins. This is necessary for testing the newly developed plugins: <text:span text:style-name="T2">ttischler</text:span></text:p>
        </text:list-item>
      </text:list>
      <text:p text:style-name="P8"/>
      <text:p text:style-name="P8"/>
      <text:p text:style-name="P8"/>
      <text:p text:style-name="P4">Next milestone</text:p>
      <text:list text:style-name="L5">
        <text:list-item>
          <text:p text:style-name="P9">Beta-Build: 21.12.2006</text:p>
        </text:list-item>
      </text:list>
      <text:p text:style-name="Standard"/>
      <text:p text:style-name="Standard"/>
      <text:p text:style-name="Standard"/>
      <text:p text:style-name="Standard"/>
      <text:p text:style-name="P4">Notes</text:p>
      <text:list text:style-name="L5">
        <text:list-item text:start-value="1">
          <text:p text:style-name="P10">Stefan Zeltner couldn't be there because he had an important appointment at the TU Munich, but in advance he informed the rest of team about his development a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Kuhndörfer</meta:initial-creator>
    <meta:creation-date>2006-11-09T19:40:14</meta:creation-date>
    <dc:creator>lizardking</dc:creator>
    <dc:date>2006-12-10T15:41:56</dc:date>
    <dc:language>de-DE</dc:language>
    <meta:editing-cycles>29</meta:editing-cycles>
    <meta:editing-duration>PT1H49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70" meta:character-count="1121"/>
  </office:meta>
</office:document-meta>
</file>